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6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4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1.8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2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1.8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1.757cm"/>
    </style:style>
    <style:style style:name="gr11" style:family="graphic" style:parent-style-name="standard">
      <style:graphic-properties draw:fill="gradient" draw:fill-gradient-name="Linear_20_yellow_2f_brown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0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1.6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862cm"/>
    </style:style>
    <style:style style:name="gr15" style:family="graphic" style:parent-style-name="standard">
      <style:graphic-properties draw:stroke="none" svg:stroke-color="#000000" draw:fill="none" draw:fill-color="#ffffff" fo:min-height="1.534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6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758cm"/>
    </style:style>
    <style:style style:name="gr19" style:family="graphic" style:parent-style-name="standard">
      <style:graphic-properties draw:stroke="none" svg:stroke-color="#000000" draw:fill="none" draw:fill-color="#ffffff" fo:min-height="1.0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5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family="'DejaVu Sans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304cm" svg:height="1.087cm" svg:x="1.8cm" svg:y="24.8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304cm" svg:height="1.176cm" svg:x="1.8cm" svg:y="23.677cm">
          <text:p text:style-name="P1"><text:span text:style-name="T1">Text segment (ELF)</text:span></text:p>
          <text:p text:style-name="P1"><text:span text:style-name="T2">Бинарный файл программы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304cm" svg:height="1.63cm" svg:x="1.8cm" svg:y="22.047cm">
          <text:p text:style-name="P1"><text:span text:style-name="T1">Data segment</text:span></text:p>
          <text:p text:style-name="P1"><text:span text:style-name="T3">Инициализированные статические</text:span></text:p>
          <text:p text:style-name="P1"><text:span text:style-name="T3">переменны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304cm" svg:height="1.629cm" svg:x="1.8cm" svg:y="20.418cm">
          <text:p text:style-name="P1"><text:span text:style-name="T1">BSS segment</text:span></text:p>
          <text:p text:style-name="P1"><text:span text:style-name="T3">Неинициализированные статические</text:span></text:p>
          <text:p text:style-name="P1"><text:span text:style-name="T3">переменные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304cm" svg:height="0.905cm" svg:x="1.8cm" svg:y="19.513cm">
          <text:p text:style-name="P1"><text:span text:style-name="T1">Случайное смещение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304cm" svg:height="3.44cm" svg:x="1.8cm" svg:y="16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304cm" svg:height="1.991cm" svg:x="1.8cm" svg:y="14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304cm" svg:height="3.259cm" svg:x="1.8cm" svg:y="10.8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304cm" svg:height="2.172cm" svg:x="1.8cm" svg:y="8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304cm" svg:height="2.173cm" svg:x="1.8cm" svg:y="6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304cm" svg:height="0.905cm" svg:x="1.8cm" svg:y="5.573cm">
          <text:p text:style-name="P1"><text:span text:style-name="T1">Случайное смещени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304cm" svg:height="2.173cm" svg:x="1.8cm" svg:y="3.4cm">
          <text:p text:style-name="P1"><text:span text:style-name="T1">Пространство ядра</text:span></text:p>
          <text:p text:style-name="P1"><text:span text:style-name="T3">Адреса из этого диапазона не доступны</text:span></text:p>
          <text:p text:style-name="P1"><text:span text:style-name="T3">в пространстве пользователя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92cm" svg:height="0.806cm" svg:x="12.08cm" svg:y="24.311cm">
          <draw:text-box>
            <text:p><text:span text:style-name="T2">0x08048000 <text:s/>code start</text:span></text:p>
          </draw:text-box>
        </draw:frame>
        <draw:frame draw:style-name="gr6" draw:text-style-name="P4" draw:layer="layout" svg:width="3.228cm" svg:height="0.806cm" svg:x="12.08cm" svg:y="25.578cm">
          <draw:text-box>
            <text:p><text:span text:style-name="T2">0x00000000</text:span></text:p>
          </draw:text-box>
        </draw:frame>
        <draw:frame draw:style-name="gr7" draw:text-style-name="P4" draw:layer="layout" svg:width="2.631cm" svg:height="0.831cm" svg:x="12.08cm" svg:y="23.496cm">
          <draw:text-box>
            <text:p><text:span text:style-name="T4">cod</text:span><text:span text:style-name="T2">e end</text:span></text:p>
          </draw:text-box>
        </draw:frame>
        <draw:frame draw:style-name="gr8" draw:text-style-name="P4" draw:layer="layout" svg:width="2.796cm" svg:height="0.831cm" svg:x="12.08cm" svg:y="23.044cm">
          <draw:text-box>
            <text:p><text:span text:style-name="T4">data</text:span><text:span text:style-name="T2"> start</text:span></text:p>
          </draw:text-box>
        </draw:frame>
        <draw:frame draw:style-name="gr9" draw:text-style-name="P4" draw:layer="layout" svg:width="2.652cm" svg:height="0.831cm" svg:x="12.081cm" svg:y="20.148cm">
          <draw:text-box>
            <text:p><text:span text:style-name="T4">data</text:span><text:span text:style-name="T2"> end</text:span></text:p>
          </draw:text-box>
        </draw:frame>
        <draw:frame draw:style-name="gr10" draw:text-style-name="P4" draw:layer="layout" svg:width="2.5cm" svg:height="0.831cm" svg:x="12.082cm" svg:y="18.882cm">
          <draw:text-box>
            <text:p><text:span text:style-name="T4">brk</text:span><text:span text:style-name="T2"> start</text:span></text:p>
          </draw:text-box>
        </draw:frame>
        <draw:custom-shape draw:style-name="gr11" draw:text-style-name="P1" draw:layer="layout" svg:width="1.459cm" svg:height="1.992cm" svg:x="6.266cm" svg:y="16.0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5" draw:layer="layout" svg:width="1.713cm" svg:height="0.806cm" svg:x="6.266cm" svg:y="18.337cm">
          <draw:text-box>
            <text:p><text:span text:style-name="T1">Heap</text:span></text:p>
          </draw:text-box>
        </draw:frame>
        <draw:frame draw:style-name="gr13" draw:text-style-name="P4" draw:layer="layout" svg:width="2.356cm" svg:height="0.831cm" svg:x="12.083cm" svg:y="15.896cm">
          <draw:text-box>
            <text:p><text:span text:style-name="T4">brk</text:span><text:span text:style-name="T2"> end</text:span></text:p>
          </draw:text-box>
        </draw:frame>
        <draw:frame draw:style-name="gr14" draw:text-style-name="P4" draw:layer="layout" svg:width="3.724cm" svg:height="0.806cm" svg:x="12.084cm" svg:y="15.444cm">
          <draw:text-box>
            <text:p><text:span text:style-name="T2">program break</text:span></text:p>
          </draw:text-box>
        </draw:frame>
        <draw:frame draw:style-name="gr15" draw:text-style-name="P1" draw:layer="layout" svg:width="10.218cm" svg:height="1.916cm" svg:x="1.886cm" svg:y="10.785cm">
          <draw:text-box>
            <text:p text:style-name="P1"><text:span text:style-name="T1">Memory Mapping Segment</text:span></text:p>
            <text:p text:style-name="P1"><text:span text:style-name="T3">Динамические библиотеки и анонимные регионы</text:span></text:p>
          </draw:text-box>
        </draw:frame>
        <draw:custom-shape draw:style-name="gr11" draw:text-style-name="P1" draw:layer="layout" svg:width="1.374cm" svg:height="1.449cm" svg:x="6.339cm" svg:y="12.6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43cm" svg:height="2.987cm" svg:x="12.104cm" svg:y="6.478cm">
          <text:p/>
          <draw:enhanced-geometry svg:viewBox="0 0 21600 21600" draw:glue-points="0 0 0 21600 21600 10800" draw:text-areas="0 ?f9 7800 ?f10" draw:type="right-brace" draw:modifiers="1800 10654.920337394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5.586cm" svg:height="0.806cm" svg:x="12.428cm" svg:y="7.569cm">
          <draw:text-box>
            <text:p><text:span text:style-name="T2">RLIMIT_STACK (8 Mb)</text:span></text:p>
          </draw:text-box>
        </draw:frame>
        <draw:custom-shape draw:style-name="gr16" draw:text-style-name="P1" draw:layer="layout" svg:width="0.43cm" svg:height="1.358cm" svg:x="12.104cm" svg:y="9.465cm">
          <text:p/>
          <draw:enhanced-geometry svg:viewBox="0 0 21600 21600" draw:glue-points="0 0 0 21600 21600 10800" draw:text-areas="0 ?f9 7800 ?f10" draw:type="right-brace" draw:modifiers="1800 10654.920337394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5" draw:layer="layout" svg:width="5.819cm" svg:height="0.806cm" svg:x="12.342cm" svg:y="9.741cm">
          <draw:text-box>
            <text:p><text:span text:style-name="T1">Случайное смещение</text:span></text:p>
          </draw:text-box>
        </draw:frame>
        <draw:frame draw:style-name="gr19" draw:text-style-name="P1" draw:layer="layout" svg:width="10.218cm" svg:height="1.268cm" svg:x="1.886cm" svg:y="6.658cm">
          <draw:text-box>
            <text:p text:style-name="P1"><text:span text:style-name="T1">Stack</text:span></text:p>
          </draw:text-box>
        </draw:frame>
        <draw:custom-shape draw:style-name="gr11" draw:text-style-name="P1" draw:layer="layout" svg:width="1.374cm" svg:height="1.268cm" svg:x="6.339cm" svg:y="7.3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4" draw:layer="layout" svg:width="6.103cm" svg:height="0.806cm" svg:x="12.08cm" svg:y="5.029cm">
          <draw:text-box>
            <text:p><text:span text:style-name="T2">0xс0000000 <text:s/>TASK_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nkin </meta:initial-creator>
    <meta:creation-date>2013-05-19T11:27:16</meta:creation-date>
    <dc:date>2013-05-19T12:04:11</dc:date>
    <dc:creator>krinkin </dc:creator>
    <meta:editing-duration>PT13M35S</meta:editing-duration>
    <meta:editing-cycles>6</meta:editing-cycles>
    <meta:generator>LibreOffice/3.6$Linux_x86 LibreOffice_project/360m1$Build-2</meta:generator>
    <meta:document-statistic meta:object-count="31"/>
  </office:meta>
</office:document-meta>
</file>